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icrosoft Sans Serif" svg:font-family="'Microsoft Sans Serif'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sv" fo:country="SE" style:font-name-asian="ArialMT" style:font-name-complex="ArialMT"/>
    </style:style>
    <style:style style:name="P20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sv" fo:country="SE" style:font-name-asian="ArialMT" style:font-name-complex="Arial"/>
    </style:style>
    <style:style style:name="P21" style:family="paragraph" style:parent-style-name="Standard">
      <style:text-properties style:font-name="Arial" fo:language="sv" fo:country="SE" style:font-name-complex="Arial"/>
    </style:style>
    <style:style style:name="P22" style:family="paragraph" style:parent-style-name="Standard">
      <style:paragraph-properties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3" style:family="paragraph" style:parent-style-name="Standard">
      <style:paragraph-properties fo:margin-left="0.988cm" fo:margin-right="0cm" fo:text-indent="-0.988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sv" fo:country="SE" style:font-name-asian="Helvetica" style:font-name-complex="Helvetica"/>
    </style:style>
    <style:style style:name="P24" style:family="paragraph" style:parent-style-name="Liststycke">
      <style:paragraph-properties fo:margin-left="0cm" fo:margin-right="0cm" fo:text-indent="0cm" style:auto-text-indent="false"/>
    </style:style>
    <style:style style:name="P25" style:family="paragraph" style:parent-style-name="Liststycke">
      <style:paragraph-properties fo:margin-left="0cm" fo:margin-right="0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6" style:family="paragraph" style:parent-style-name="Standard">
      <style:paragraph-properties fo:margin-left="3.752cm" fo:margin-right="0cm" fo:text-indent="1.251cm" style:auto-text-indent="false"/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7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style:font-name-asian="ArialMT" style:font-name-complex="ArialMT"/>
    </style:style>
    <style:style style:name="P2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sv" fo:country="SE" style:font-name-asian="ArialMT" style:font-name-complex="ArialMT"/>
    </style:style>
    <style:style style:name="P30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sv" fo:country="SE" officeooo:paragraph-rsid="0016ecc5" style:font-name-asian="Helvetica" style:font-name-complex="Helvetica" style:font-weight-complex="bold"/>
    </style:style>
    <style:style style:name="P3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3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" fo:language="sv" fo:country="SE" style:font-name-asian="ArialMT" style:font-name-complex="ArialMT"/>
    </style:style>
    <style:style style:name="P3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4" style:family="paragraph" style:parent-style-name="Standard">
      <style:paragraph-properties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5" style:family="paragraph" style:parent-style-name="Standard">
      <style:paragraph-properties fo:margin-left="0.988cm" fo:margin-right="0cm" fo:text-indent="-0.988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T1" style:family="text">
      <style:text-properties fo:language="sv" fo:country="SE"/>
    </style:style>
    <style:style style:name="T2" style:family="text">
      <style:text-properties fo:language="sv" fo:country="SE" style:font-name-asian="Helvetica" style:font-name-complex="Helvetica"/>
    </style:style>
    <style:style style:name="T3" style:family="text">
      <style:text-properties fo:language="sv" fo:country="SE" officeooo:rsid="0016c46f" style:font-name-asian="Helvetica" style:font-name-complex="Helvetica"/>
    </style:style>
    <style:style style:name="T4" style:family="text">
      <style:text-properties style:font-name="ArialMT" style:font-name-asian="ArialMT" style:font-name-complex="ArialMT"/>
    </style:style>
    <style:style style:name="T5" style:family="text">
      <style:text-properties style:font-name="ArialMT" fo:language="sv" fo:country="SE" style:font-name-asian="ArialMT" style:font-name-complex="ArialMT"/>
    </style:style>
    <style:style style:name="T6" style:family="text">
      <style:text-properties style:font-name="ArialMT" fo:language="sv" fo:country="SE" officeooo:rsid="00120511" style:font-name-asian="ArialMT" style:font-name-complex="ArialMT"/>
    </style:style>
    <style:style style:name="T7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8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9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10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11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font-name="Helvetica" fo:language="sv" fo:country="SE" style:font-name-asian="Helvetica" style:font-name-complex="Helvetica"/>
    </style:style>
    <style:style style:name="T13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4" style:family="text">
      <style:text-properties style:font-name="Arial" fo:language="sv" fo:country="SE" style:font-name-asian="ArialMT" style:font-name-complex="ArialMT" style:font-weight-complex="bold"/>
    </style:style>
    <style:style style:name="T15" style:family="text">
      <style:text-properties style:font-name="Arial" fo:language="sv" fo:country="SE" officeooo:rsid="0013e1df" style:font-name-asian="ArialMT" style:font-name-complex="ArialMT" style:font-weight-complex="bold"/>
    </style:style>
    <style:style style:name="T16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7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8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9" style:family="text">
      <style:text-properties style:font-name="Arial" fo:language="sv" fo:country="SE" fo:font-weight="bold" officeooo:rsid="0013e1df" style:font-name-asian="Helvetica" style:font-weight-asian="bold" style:font-name-complex="Helvetica" style:font-weight-complex="bold"/>
    </style:style>
    <style:style style:name="T20" style:family="text">
      <style:text-properties style:font-name="Arial" fo:language="sv" fo:country="SE" fo:font-weight="bold" officeooo:rsid="0016c46f" style:font-name-asian="Helvetica" style:font-weight-asian="bold" style:font-name-complex="Helvetica" style:font-weight-complex="bold"/>
    </style:style>
    <style:style style:name="T21" style:family="text">
      <style:text-properties style:font-name="Arial" fo:language="sv" fo:country="SE" fo:font-weight="bold" officeooo:rsid="0016ecc5" style:font-name-asian="Helvetica" style:font-weight-asian="bold" style:font-name-complex="Helvetica" style:font-weight-complex="bold"/>
    </style:style>
    <style:style style:name="T22" style:family="text">
      <style:text-properties style:font-name="Arial" fo:language="sv" fo:country="SE" fo:font-weight="bold" officeooo:rsid="0016c46f" style:font-name-asian="Helvetica" style:font-weight-asian="bold" style:font-name-complex="Helvetica"/>
    </style:style>
    <style:style style:name="T23" style:family="text">
      <style:text-properties style:font-name="Arial" fo:language="sv" fo:country="SE" style:font-name-asian="Helvetica" style:font-name-complex="Helvetica"/>
    </style:style>
    <style:style style:name="T24" style:family="text">
      <style:text-properties style:font-name="Arial" fo:language="sv" fo:country="SE" style:font-name-asian="Helvetica" style:font-name-complex="Helvetica" style:font-weight-complex="bold"/>
    </style:style>
    <style:style style:name="T25" style:family="text">
      <style:text-properties style:font-name="Arial" fo:language="sv" fo:country="SE" officeooo:rsid="0013e1df" style:font-name-asian="Helvetica" style:font-name-complex="Helvetica" style:font-weight-complex="bold"/>
    </style:style>
    <style:style style:name="T26" style:family="text">
      <style:text-properties style:font-name="Arial" fo:language="sv" fo:country="SE" officeooo:rsid="0014da44" style:font-name-asian="Helvetica" style:font-name-complex="Helvetica"/>
    </style:style>
    <style:style style:name="T27" style:family="text">
      <style:text-properties style:font-name="Arial" fo:language="sv" fo:country="SE" officeooo:rsid="0016c46f" style:font-name-asian="Helvetica" style:font-name-complex="Helvetica"/>
    </style:style>
    <style:style style:name="T28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9" style:family="text">
      <style:text-properties style:font-name="Arial" fo:font-size="12pt" style:font-size-asian="12pt" style:font-name-complex="Arial" style:font-size-complex="12pt"/>
    </style:style>
    <style:style style:name="T30" style:family="text">
      <style:text-properties style:font-weight-complex="bold"/>
    </style:style>
    <style:style style:name="T31" style:family="text">
      <style:text-properties officeooo:rsid="0016ecc5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120511"/>
    </style:style>
    <style:style style:name="T34" style:family="text">
      <style:text-properties officeooo:rsid="00134744"/>
    </style:style>
    <style:style style:name="T35" style:family="text">
      <style:text-properties officeooo:rsid="0013e1df"/>
    </style:style>
    <style:style style:name="T36" style:family="text">
      <style:text-properties officeooo:rsid="0014da44"/>
    </style:style>
    <style:style style:name="T37" style:family="text">
      <style:text-properties officeooo:rsid="0016c46f"/>
    </style:style>
    <style:style style:name="T38" style:family="text">
      <style:text-properties officeooo:rsid="0016ecc5"/>
    </style:style>
    <style:style style:name="T39" style:family="text">
      <style:text-properties officeooo:rsid="00196c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 text:c="63"/></text:p>
      <text:p text:style-name="P2">Sida 1<text:tab/></text:p>
      <text:p text:style-name="P3"/>
      <text:p text:style-name="P3"/>
      <text:p text:style-name="P3"/>
      <text:p text:style-name="P13"><text:span text:style-name="T5">Styrelsen för</text:span><text:span text:style-name="T12"> </text:span></text:p>
      <text:p text:style-name="P13"><text:span text:style-name="T9">Amber BioSciences AB</text:span><text:span text:style-name="T12"> </text:span></text:p>
      <text:p text:style-name="P13"><text:span text:style-name="T5">Org nr 556755-7763</text:span><text:span text:style-name="T12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10">Årsredovisning</text:span><text:span text:style-name="T12"> </text:span></text:p>
      <text:p text:style-name="P4"/>
      <text:p text:style-name="P13"><text:span text:style-name="T5">för räkenskapsåret 1 Maj 20</text:span><text:span text:style-name="T6">20</text:span><text:span text:style-name="T5"> - 30 <text:s/>April 202</text:span><text:span text:style-name="T6">1</text:span><text:span text:style-name="T12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7"><text:tab/><text:tab/><text:tab/><text:tab/></text:span><text:span text:style-name="T1">Innehåll:<text:tab/><text:tab/><text:tab/><text:tab/><text:tab/><text:tab/><text:tab/><text:tab/><text:tab/></text:span><text:span text:style-name="T7">sida</text:span><text:span text:style-name="T12"> </text:span></text:p>
      <text:p text:style-name="P7"><text:tab/><text:tab/><text:tab/><text:tab/></text:p>
      <text:p text:style-name="P1"><text:span text:style-name="T7"><text:tab/><text:tab/><text:tab/><text:tab/>Förvaltningsberättelse <text:tab/><text:tab/><text:tab/><text:tab/><text:tab/><text:tab/> <text:s text:c="3"/>2</text:span><text:span text:style-name="T12"> </text:span></text:p>
      <text:p text:style-name="P1"><text:span text:style-name="T7"><text:tab/><text:tab/><text:tab/><text:tab/>Resultaträkning <text:tab/><text:tab/><text:tab/><text:tab/><text:tab/><text:tab/><text:tab/> <text:s text:c="3"/>3</text:span><text:span text:style-name="T12"> </text:span></text:p>
      <text:p text:style-name="P1"><text:span text:style-name="T7"><text:tab/><text:tab/><text:tab/><text:tab/>Balansräkning <text:tab/><text:tab/><text:tab/><text:tab/><text:tab/><text:tab/><text:tab/> <text:s text:c="3"/>4</text:span><text:span text:style-name="T12"> </text:span></text:p>
      <text:p text:style-name="P1"><text:span text:style-name="T7"><text:tab/><text:tab/><text:tab/><text:tab/>Tilläggsupplysningar <text:s text:c="7"/><text:tab/> <text:tab/><text:tab/><text:tab/><text:tab/> <text:s text:c="3"/>5</text:span><text:span text:style-name="T12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2<text:span text:style-name="T33">1</text:span>-0<text:span text:style-name="T33">6</text:span>-<text:span text:style-name="T33">21</text:span> Årsstämman beslöt att godkänna styrelsens förslag till vinstdisposition (förslag beträffande den </text:p>
      <text:p text:style-name="P12">uppkomna förlusten).</text:p>
      <text:p text:style-name="P12"/>
      <text:p text:style-name="P12">Lund, 2<text:span text:style-name="T33">021</text:span>-0<text:span text:style-name="T33">6</text:span>-<text:span text:style-name="T33">21</text:span>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7">Amber BioSciences AB<text:tab/><text:tab/><text:tab/><text:tab/>Årsredovisning</text:span><text:span text:style-name="T5"><text:tab/><text:tab/><text:tab/><text:tab/>Sida 2</text:span></text:p>
      <text:p text:style-name="P3">Org.nr: 556755-7763<text:tab/><text:tab/><text:tab/><text:tab/><text:tab/><text:span text:style-name="T33">20</text:span>0501-2<text:span text:style-name="T33">1</text:span>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s arbetar med att utveckla bioinformatik programmer. </text:p>
      <text:p text:style-name="P3">Elias Moberger, som er programmera, har kommit ind i företaget till att bidraga med utvecklingen af web applikationer. Elias Moberger er med i styrelsen.</text:p>
      <text:p text:style-name="P7"/>
      <text:p text:style-name="P7">Väsentliga händelser under räkenskapsåret</text:p>
      <text:p text:style-name="P3">Företaget har utfört konsulttjänster inom programmeringer for det Amerikanske bolag Ditto. Ditto utvecklar peer to peer software hvilket Amber har erfarenhet med genom Writeurl.</text:p>
      <text:p text:style-name="P3"/>
      <text:p text:style-name="P3">Företaget har intäkter från arbetet med Ditto.</text:p>
      <text:p text:style-name="P7"/>
      <text:p text:style-name="P7">Väsentliga händelser efter räkenskapsårets utgång</text:p>
      <text:p text:style-name="P3">Ingen.</text:p>
      <text:p text:style-name="P7"/>
      <text:p text:style-name="P7">Framtida utveckling</text:p>
      <text:p text:style-name="P3">Företagets plan är att jobba med Ditto och vara delägar i Bionamic AB.</text:p>
      <text:p text:style-name="P3"/>
      <text:p text:style-name="P7"/>
      <text:p text:style-name="P7">Flerårsöversikt</text:p>
      <text:p text:style-name="P7"><text:tab/><text:tab/><text:tab/><text:tab/><text:tab/><text:span text:style-name="T34">20</text:span> <text:s text:c="12"/>1<text:span text:style-name="T34">9</text:span></text:p>
      <text:p text:style-name="P5">Omsättning<text:tab/> <text:s text:c="7"/><text:span text:style-name="T34">105 800</text:span> <text:s text:c="3"/>598 537 <text:s text:c="11"/></text:p>
      <text:p text:style-name="P5">Årests resultat<text:tab/> <text:s text:c="9"/><text:span text:style-name="T34">15 413</text:span> <text:s text:c="3"/>192 270 <text:s text:c="5"/><text:tab/><text:tab/></text:p>
      <text:p text:style-name="P7"/>
      <text:p text:style-name="P7"/>
      <text:p text:style-name="P1"><text:span text:style-name="T7">Förslag till disposition beträffande bolagets vinst eller förlust</text:span><text:span text:style-name="T12"> </text:span></text:p>
      <text:p text:style-name="P16"/>
      <text:p text:style-name="P19">Styrelsen föreslår att till förfogande stående vinstmedel, kronor <text:span text:style-name="T34">15 413</text:span> kronor balanseras i ny räkning. Vad beträffar företagets resultat och ställning i övrigt, hänvisas till efterföljande resultat- och balansräkningar.</text:p>
      <text:p text:style-name="P19"/>
      <text:p text:style-name="P19"/>
      <text:p text:style-name="P34"><text:span text:style-name="T7">Amber BioSciences AB<text:tab/><text:tab/><text:tab/><text:tab/>Årsredovisning</text:span><text:span text:style-name="T5"><text:tab/><text:tab/><text:tab/><text:tab/>Sida 3</text:span></text:p>
      <text:p text:style-name="P3">Org.nr: 556755-7763<text:tab/><text:tab/><text:tab/><text:tab/><text:tab/><text:span text:style-name="T34">20</text:span>0501-2<text:span text:style-name="T34">1</text:span>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5"><text:tab/><text:tab/><text:tab/><text:tab/><text:tab/><text:tab/><text:tab/></text:span><text:span text:style-name="T11">Resultaträkning</text:span></text:p>
      <text:p text:style-name="P7"/>
      <text:p text:style-name="P7"/>
      <text:p text:style-name="P7"/>
      <text:p text:style-name="P1"><text:span text:style-name="T16"><text:tab/><text:tab/><text:tab/><text:tab/><text:tab/><text:tab/><text:tab/><text:tab/><text:tab/><text:tab/></text:span><text:span text:style-name="T14">201</text:span><text:span text:style-name="T15">9</text:span><text:span text:style-name="T14">-05-01- <text:s text:c="13"/>20</text:span><text:span text:style-name="T15">20</text:span><text:span text:style-name="T14">-05-01-</text:span></text:p>
      <text:p text:style-name="P17"><text:tab/><text:tab/><text:tab/><text:tab/><text:tab/><text:tab/><text:tab/><text:tab/><text:tab/><text:tab/>20<text:span text:style-name="T35">20</text:span>-04-30 <text:s text:c="14"/>202<text:span text:style-name="T35">1</text:span>-04-30</text:p>
      <text:p text:style-name="P18"/>
      <text:p text:style-name="P1"><text:span text:style-name="T18">RÖRELSENS INTÄKTER</text:span><text:span text:style-name="T23"> </text:span></text:p>
      <text:p text:style-name="P18"/>
      <text:p text:style-name="P1"><text:span text:style-name="T18">Nettoomsättning<text:tab/><text:tab/><text:tab/><text:tab/><text:tab/><text:tab/><text:tab/> <text:s text:c="3"/>598 497</text:span><text:span text:style-name="T23"> <text:s text:c="20"/></text:span><text:span text:style-name="T19">105 649</text:span></text:p>
      <text:p text:style-name="P17"/>
      <text:p text:style-name="P18"/>
      <text:p text:style-name="P18">SUMMA RÖRELSENS INTÄKTER<text:tab/><text:tab/><text:tab/><text:tab/> <text:s text:c="3"/>603 360 <text:s text:c="20"/><text:span text:style-name="T35">105 800</text:span></text:p>
      <text:p text:style-name="P18"/>
      <text:p text:style-name="P18"/>
      <text:p text:style-name="P1"><text:span text:style-name="T18">RÖRELSENS KOSTNADER<text:tab/><text:tab/><text:tab/><text:tab/><text:tab/><text:tab/><text:tab/><text:tab/><text:tab/><text:tab/></text:span><text:span text:style-name="T23"> </text:span></text:p>
      <text:p text:style-name="P18"/>
      <text:p text:style-name="P1"><text:span text:style-name="T18">Övriga externa kostnader<text:tab/><text:tab/><text:tab/><text:tab/> <text:s text:c="13"/></text:span><text:span text:style-name="T24">61 962 <text:s text:c="23"/></text:span><text:span text:style-name="T25">88 523</text:span><text:span text:style-name="T24"> </text:span></text:p>
      <text:p text:style-name="P17"><text:s/></text:p>
      <text:p text:style-name="P1"><text:span text:style-name="T18">Personalkostnader<text:tab/><text:tab/></text:span><text:span text:style-name="T24">(not 1)</text:span><text:span text:style-name="T18"><text:tab/><text:tab/><text:tab/> <text:s text:c="11"/></text:span><text:span text:style-name="T24">168 854 <text:s text:c="31"/></text:span><text:span text:style-name="T25">0</text:span></text:p>
      <text:p text:style-name="P18"/>
      <text:p text:style-name="P1"><text:span text:style-name="T18">Avskrivningar</text:span><text:span text:style-name="T23"> </text:span><text:span text:style-name="T18">på inventarier och verktyg<text:tab/><text:tab/> <text:s text:c="5"/></text:span><text:span text:style-name="T24">40 892 <text:s text:c="24"/></text:span><text:span text:style-name="T25">1 863</text:span></text:p>
      <text:p text:style-name="P18"/>
      <text:p text:style-name="P18"/>
      <text:p text:style-name="P18"/>
      <text:p text:style-name="P18">RÖRELSERESULTAT<text:tab/><text:tab/><text:tab/><text:tab/><text:tab/><text:tab/> <text:s text:c="3"/>326 159 <text:s text:c="22"/><text:span text:style-name="T35">15 413</text:span> <text:s text:c="46"/></text:p>
      <text:p text:style-name="P17"/>
      <text:p text:style-name="P17"/>
      <text:p text:style-name="P18">FINANSIELLA POSTER</text:p>
      <text:p text:style-name="P1"><text:span text:style-name="T18">Ränteintäkter<text:tab/><text:tab/><text:tab/><text:tab/><text:tab/><text:tab/><text:tab/><text:tab/> <text:s text:c="4"/></text:span><text:span text:style-name="T24">0 <text:s text:c="41"/>0</text:span></text:p>
      <text:p text:style-name="P18"/>
      <text:p text:style-name="P18"/>
      <text:p text:style-name="P18">RESULTAT EFTER FINANSIELLA POSTER<text:tab/><text:tab/> <text:s text:c="2"/><text:span text:style-name="T35">326 159</text:span> <text:s text:c="25"/><text:span text:style-name="T35">15 413</text:span></text:p>
      <text:p text:style-name="P18"/>
      <text:p text:style-name="P18">Avsättning till periodiseringsfond <text:s text:c="29"/>81 540 <text:s text:c="36"/><text:span text:style-name="T35">0</text:span></text:p>
      <text:p text:style-name="P18"/>
      <text:p text:style-name="P18"/>
      <text:p text:style-name="P1"><text:span text:style-name="T18">Skatt på årets resultat<text:tab/><text:tab/><text:tab/><text:tab/><text:tab/><text:tab/> <text:s text:c="3"/></text:span><text:span text:style-name="T23">52 348 <text:s text:c="28"/></text:span><text:span text:style-name="T26">3 298</text:span></text:p>
      <text:p text:style-name="P18"/>
      <text:p text:style-name="P18">ÅRETS RESULTAT<text:tab/><text:tab/><text:tab/><text:tab/><text:tab/><text:tab/> <text:s text:c="10"/>244 619 <text:s text:c="26"/><text:span text:style-name="T36">12 115</text:span></text:p>
      <text:p text:style-name="P18"/>
      <text:p text:style-name="P17"><text:s/></text:p>
      <text:p text:style-name="P17"><text:s/></text:p>
      <text:p text:style-name="P19"/>
      <text:p text:style-name="P1"><text:soft-page-break/><text:span text:style-name="T7">Amber BioSciences AB<text:tab/><text:tab/><text:tab/><text:tab/>Årsredovisning</text:span><text:span text:style-name="T5"><text:tab/><text:tab/> <text:s text:c="6"/><text:tab/> <text:s text:c="4"/>Sida 4</text:span></text:p>
      <text:p text:style-name="P3">Org.nr: 556755-7763<text:tab/><text:tab/><text:tab/><text:tab/><text:tab/><text:span text:style-name="T37">20</text:span>0501-2<text:span text:style-name="T37">1</text:span>0430<text:tab/></text:p>
      <text:p text:style-name="P3"/>
      <text:p text:style-name="P1"><text:span text:style-name="T5"><text:tab/><text:tab/><text:tab/><text:tab/><text:tab/><text:tab/><text:tab/><text:tab/></text:span><text:span text:style-name="T11">Balansräkning</text:span></text:p>
      <text:p text:style-name="P10"/>
      <text:p text:style-name="P1"><text:span text:style-name="T13"><text:tab/><text:tab/><text:tab/><text:tab/><text:tab/><text:tab/><text:tab/><text:tab/><text:tab/><text:tab/></text:span><text:span text:style-name="T18"> </text:span></text:p>
      <text:p text:style-name="P1"><text:span text:style-name="T18">TILLGÅNGAR<text:tab/><text:tab/><text:tab/><text:tab/><text:tab/><text:tab/><text:tab/><text:tab/> <text:s/></text:span><text:span text:style-name="T23">20</text:span><text:span text:style-name="T27">20</text:span><text:span text:style-name="T23">-04-30 <text:s text:c="13"/>202</text:span><text:span text:style-name="T27">1</text:span><text:span text:style-name="T23">-04-30</text:span></text:p>
      <text:p text:style-name="P18"/>
      <text:p text:style-name="P1"><text:span text:style-name="T18">Anläggningstillgångar</text:span><text:span text:style-name="T23"> </text:span></text:p>
      <text:p text:style-name="P17"><text:tab/> Inventarier <text:tab/> (not 2)<text:tab/><text:tab/><text:tab/><text:tab/><text:tab/> <text:s text:c="15"/>0 <text:s text:c="31"/>0</text:p>
      <text:p text:style-name="P18"><text:s text:c="10"/><text:span text:style-name="T32">Finansiella <text:s text:c="63"/>18 605</text:span> <text:s text:c="22"/><text:span text:style-name="T37">18 605</text:span></text:p>
      <text:p text:style-name="P18"/>
      <text:p text:style-name="P1"><text:span text:style-name="T18">Summa anläggningstillgångar</text:span><text:span text:style-name="T23"> <text:tab/> <text:s text:c="32"/></text:span><text:span text:style-name="T18">18 605 <text:s text:c="22"/></text:span><text:span text:style-name="T20">18 605</text:span></text:p>
      <text:p text:style-name="P14"/>
      <text:p text:style-name="P1"><text:span text:style-name="T18">Omsättningstillgångar</text:span><text:span text:style-name="T23"> </text:span></text:p>
      <text:p text:style-name="P17"/>
      <text:p text:style-name="P17">Kortfristiga fordringar </text:p>
      <text:p text:style-name="P35"><text:span text:style-name="T2"><text:tab/>Kundfordringar <text:tab/><text:tab/><text:tab/> <text:s text:c="41"/>10 000 <text:s text:c="23"/></text:span><text:span text:style-name="T3">8 384</text:span></text:p>
      <text:p text:style-name="P23"><text:tab/>Övriga fordringar<text:tab/><text:tab/><text:tab/><text:tab/> <text:s text:c="33"/>0 <text:s text:c="31"/><text:span text:style-name="T37">0</text:span></text:p>
      <text:p text:style-name="P23"><text:tab/>Skattefordringar<text:tab/><text:tab/><text:tab/><text:tab/><text:tab/><text:tab/> <text:s text:c="8"/>-48 634 <text:s text:c="20"/><text:span text:style-name="T37">65 268</text:span> <text:tab/><text:tab/></text:p>
      <text:p text:style-name="P17">Summa kortfristiga fordringar <text:tab/><text:tab/><text:tab/><text:tab/><text:tab/> <text:s text:c="8"/>-38 634 <text:s text:c="20"/><text:span text:style-name="T37">73 652</text:span> <text:s text:c="20"/></text:p>
      <text:p text:style-name="P17"/>
      <text:p text:style-name="P17">Kassa och bank </text:p>
      <text:p text:style-name="P17"><text:tab/>Bank<text:tab/><text:tab/><text:tab/><text:tab/><text:tab/><text:tab/><text:tab/><text:tab/><text:tab/><text:tab/>357 453 <text:s text:c="15"/><text:span text:style-name="T37">215 639</text:span></text:p>
      <text:p text:style-name="P1"><text:span text:style-name="T18">Summa omsättningstillgångar<text:tab/><text:tab/><text:tab/> <text:s text:c="16"/></text:span><text:span text:style-name="T17">318 819</text:span><text:span text:style-name="T23"><text:tab/><text:tab/> <text:s text:c="3"/></text:span><text:span text:style-name="T27">289 292</text:span><text:span text:style-name="T23"><text:tab/><text:tab/> <text:s text:c="9"/></text:span></text:p>
      <text:p text:style-name="P1"><text:span text:style-name="T18">SUMMA TILLGÅNGAR<text:tab/><text:tab/><text:tab/><text:tab/><text:tab/><text:tab/> <text:s text:c="8"/></text:span><text:span text:style-name="T17">337 424 <text:s text:c="14"/></text:span><text:span text:style-name="T22">307 897</text:span></text:p>
      <text:p text:style-name="P18"/>
      <text:p text:style-name="P1"><text:span text:style-name="T18">EGET KAPITAL, AVSÄTTNINGAR OCH SKULDER</text:span><text:span text:style-name="T23"> </text:span></text:p>
      <text:p text:style-name="P18"/>
      <text:p text:style-name="P18">Eget kapital</text:p>
      <text:p text:style-name="P17">Bundet Aktiekapital <text:s/><text:tab/><text:tab/><text:tab/><text:tab/><text:tab/><text:tab/><text:tab/><text:tab/><text:tab/> <text:s text:c="15"/></text:p>
      <text:p text:style-name="P1"><text:span text:style-name="T23"><text:s/><text:tab/>Aktiekapital </text:span><text:span text:style-name="T28">(1000st aktier med kvotvärde 100kr)<text:tab/><text:tab/></text:span><text:span text:style-name="T23">100 000<text:tab/><text:tab/> <text:s text:c="4"/>100 000</text:span></text:p>
      <text:p text:style-name="P17"><text:tab/>Fritt eget kapital<text:tab/><text:tab/><text:tab/><text:tab/><text:tab/><text:tab/><text:tab/> <text:s text:c="10"/>0 <text:s text:c="24"/><text:span text:style-name="T38">0</text:span></text:p>
      <text:p text:style-name="P17"><text:s text:c="9"/><text:span text:style-name="T30">Förlust från föregående år <text:s text:c="42"/>-33 787 <text:s text:c="18"/></text:span><text:span text:style-name="T31">58 595</text:span></text:p>
      <text:p text:style-name="P30"><text:tab/> Årets resultat<text:tab/><text:tab/><text:tab/><text:tab/><text:tab/><text:tab/><text:tab/><text:tab/> <text:s text:c="11"/>0 <text:s text:c="17"/><text:span text:style-name="T38">15 413</text:span></text:p>
      <text:p text:style-name="P30"><text:tab/><text:span text:style-name="T38">Periodiseringsfond <text:s text:c="66"/>0 <text:s text:c="16"/>81 540 <text:s text:c="14"/></text:span><text:s text:c="4"/></text:p>
      <text:p text:style-name="P18">Summa eget kapital<text:tab/><text:tab/><text:tab/><text:tab/><text:tab/><text:tab/> <text:s text:c="11"/>66 212 <text:s text:c="15"/><text:span text:style-name="T38">255 549</text:span></text:p>
      <text:p text:style-name="P18"/>
      <text:p text:style-name="P18">Kortfristiga skulder</text:p>
      <text:p text:style-name="P17"><text:tab/>Leverantörsskulder<text:tab/><text:tab/><text:tab/><text:tab/><text:tab/><text:tab/><text:tab/><text:tab/> <text:s text:c="3"/>0 <text:s text:c="25"/><text:span text:style-name="T38">0</text:span></text:p>
      <text:p text:style-name="P17"><text:tab/>Skatteskulder <text:s text:c="2"/><text:tab/><text:tab/><text:tab/><text:tab/><text:tab/><text:tab/><text:tab/><text:tab/> <text:s text:c="2"/>52 348 <text:s text:c="16"/><text:span text:style-name="T38">52 348</text:span></text:p>
      <text:p text:style-name="P17"><text:tab/>Moms<text:tab/><text:tab/><text:tab/><text:tab/><text:tab/><text:tab/><text:tab/><text:tab/><text:tab/> <text:s text:c="4"/>2 599 <text:s text:c="25"/><text:span text:style-name="T38">0</text:span></text:p>
      <text:p text:style-name="P18">Summa kortfristiga skulder<text:tab/><text:tab/><text:tab/><text:tab/><text:tab/><text:tab/> <text:s text:c="2"/>54 947 <text:s text:c="17"/><text:span text:style-name="T38">52 348</text:span></text:p>
      <text:p text:style-name="P18"/>
      <text:p text:style-name="P1"><text:span text:style-name="T18">SUMMA EGET KAPITAL OCH</text:span><text:span text:style-name="T23"> </text:span><text:span text:style-name="T18">SKULDER<text:tab/><text:tab/><text:tab/> <text:s text:c="3"/>92 805 <text:s text:c="14"/></text:span><text:span text:style-name="T21">307 897</text:span></text:p>
      <text:p text:style-name="P18"/>
      <text:p text:style-name="P18"/>
      <text:p text:style-name="P7">Ställda säkerheter<text:tab/><text:tab/><text:tab/><text:tab/><text:tab/><text:tab/><text:tab/><text:tab/>inga<text:tab/><text:tab/><text:tab/>inga</text:p>
      <text:p text:style-name="P7">Ansvarsförbindelser<text:tab/><text:tab/><text:tab/><text:tab/><text:tab/><text:tab/><text:tab/>inga<text:tab/><text:tab/><text:tab/>inga</text:p>
      <text:p text:style-name="P7"/>
      <text:p text:style-name="P7"/>
      <text:p text:style-name="P1"><text:soft-page-break/><text:span text:style-name="T7">Amber BioSciences AB<text:tab/><text:tab/><text:tab/><text:tab/>Årsredovisning</text:span><text:span text:style-name="T5"><text:tab/><text:tab/><text:tab/><text:tab/>Sida 5</text:span></text:p>
      <text:p text:style-name="P7">Org.nr: 556755-7763<text:tab/><text:tab/><text:tab/><text:tab/><text:span text:style-name="T39">20</text:span>0501-2<text:span text:style-name="T39">1</text:span>0430<text:tab/></text:p>
      <text:p text:style-name="P7"/>
      <text:p text:style-name="P7"><text:s text:c="48"/>TILLÄGGSUPPLYSNINGAR <text:s text:c="51"/></text:p>
      <text:p text:style-name="P7"/>
      <text:p text:style-name="P1"><text:span text:style-name="T5">ALLMÄNNA UPPLYSNINGAR</text:span><text:span text:style-name="T7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5">Bokföringsnämndens allmänna råd, dock har BFNAR 2008:1 (K2) ej tillämpats.</text:span><text:span text:style-name="T7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0">Fordringar har upptagits till belopp varmed de beräknas inflyta. <text:s text:c="55"/></text:p>
      <text:p text:style-name="P20"><text:s/></text:p>
      <text:p text:style-name="P25">Intäktsredovisning</text:p>
      <text:p text:style-name="P24"><text:span text:style-name="T29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4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8">UPPLYSNINGAR TILL ENSKILDA POSTER </text:span><text:span text:style-name="T5"><text:s text:c="54"/></text:span></text:p>
      <text:p text:style-name="P3"/>
      <text:p text:style-name="P3">Not 1<text:tab/>Personal <text:s text:c="55"/></text:p>
      <text:p text:style-name="P3"/>
      <text:p text:style-name="P3">Löner har uppgått till 0 (0) kr. </text:p>
      <text:p text:style-name="P3">Sociala avgifter har uppgått till <text:span text:style-name="T39">0</text:span> (0) kr. </text:p>
      <text:p text:style-name="P3">Medeltal anställda har varit 1 (1).</text:p>
      <text:p text:style-name="P22"/>
      <text:p text:style-name="P1"><text:span text:style-name="T7">Amber BioSciences AB<text:tab/><text:tab/><text:tab/><text:tab/>Årsredovisning</text:span><text:span text:style-name="T5"><text:tab/><text:tab/><text:tab/><text:tab/>Sida 6</text:span></text:p>
      <text:p text:style-name="P7">Org.nr: 556755-7763<text:tab/><text:tab/><text:tab/><text:tab/><text:span text:style-name="T39">20</text:span>0501-2<text:span text:style-name="T39">1</text:span>0430<text:tab/></text:p>
      <text:p text:style-name="P9"/>
      <text:p text:style-name="P3"><text:s text:c="56"/></text:p>
      <text:p text:style-name="P3">Not 2<text:tab/>Inventarier<text:tab/><text:tab/><text:tab/><text:tab/><text:tab/><text:tab/> <text:s text:c="29"/>2019-04-30</text:p>
      <text:p text:style-name="P3"><text:tab/><text:tab/></text:p>
      <text:p text:style-name="P3">Ingående anskaffningsvärde<text:tab/><text:tab/><text:tab/><text:tab/> <text:s text:c="42"/>125 842 <text:s text:c="2"/></text:p>
      <text:p text:style-name="P3">Inköp<text:tab/><text:tab/><text:tab/><text:tab/><text:tab/><text:tab/><text:tab/><text:tab/><text:tab/> <text:s text:c="35"/>40 892</text:p>
      <text:p text:style-name="P3">Utgående ackumulerat anskaffningsvärde<text:tab/><text:tab/><text:tab/> <text:s text:c="33"/>166 735 </text:p>
      <text:p text:style-name="P3"><text:s text:c="56"/></text:p>
      <text:p text:style-name="P3">Ingående avskrivningar<text:tab/><text:tab/> <text:s text:c="65"/>-125 842</text:p>
      <text:p text:style-name="P3">Årets avskrivningar<text:tab/><text:tab/><text:tab/><text:tab/><text:tab/><text:tab/><text:tab/> <text:s text:c="12"/><text:tab/><text:tab/><text:tab/> -40 892</text:p>
      <text:p text:style-name="P3">Utgående ackumulerade avskrivningar<text:tab/><text:tab/><text:tab/> <text:s text:c="31"/>-166 735</text:p>
      <text:p text:style-name="P3"/>
      <text:p text:style-name="P1"><text:span text:style-name="T5">Redovisat värde<text:tab/><text:tab/><text:tab/><text:tab/><text:tab/><text:tab/><text:tab/> <text:s text:c="43"/>0</text:span><text:span text:style-name="T1"> <text:s text:c="38"/></text:span></text:p>
      <text:p text:style-name="P7"/>
      <text:p text:style-name="P21"><text:s/></text:p>
      <text:p text:style-name="P26"/>
      <text:p text:style-name="P7"/>
      <text:p text:style-name="P7"/>
      <text:p text:style-name="P7"/>
      <text:p text:style-name="P3"/>
      <text:p text:style-name="P3">Lund 202<text:span text:style-name="T39">1</text:span>-0<text:span text:style-name="T39">6</text:span>-<text:span text:style-name="T39">2</text:span>0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icrosoft Sans Serif" svg:font-family="'Microsoft Sans Serif'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non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non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none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Tahoma1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Liststycke" style:family="paragraph" style:parent-style-name="Standard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sv" fo:country="SE" style:letter-kerning="tru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1" fo:font-family="Tahoma" style:font-family-generic="swiss" style:font-pitch="variable" fo:font-size="8pt" fo:language="en" fo:country="none" style:letter-kerning="true" style:font-name-asian="Arial" style:font-family-asian="Arial" style:font-family-generic-asian="swiss" style:font-pitch-asian="variable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pn</meta:initial-creator>
    <meta:creation-date>2012-10-16T07:36:00</meta:creation-date>
    <dc:date>2021-06-20T15:10:04.537622268</dc:date>
    <meta:print-date>2020-08-09T19:53:36</meta:print-date>
    <meta:editing-cycles>62</meta:editing-cycles>
    <meta:editing-duration>P6DT19H38M54S</meta:editing-duration>
    <meta:generator>LibreOffice/7.0.1.2$MacOSX_X86_64 LibreOffice_project/7cbcfc562f6eb6708b5ff7d7397325de9e764452</meta:generator>
    <meta:printed-by>Morten Krogh</meta:printed-by>
    <meta:document-statistic meta:table-count="0" meta:image-count="0" meta:object-count="0" meta:page-count="6" meta:paragraph-count="156" meta:word-count="768" meta:character-count="9367" meta:non-whitespace-character-count="4933"/>
  </office:meta>
</office:document-meta>
</file>